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be4e2" officeooo:paragraph-rsid="001be4e2"/>
    </style:style>
    <style:style style:name="P2" style:family="paragraph" style:parent-style-name="Standard">
      <style:text-properties officeooo:rsid="001be4e2" officeooo:paragraph-rsid="001be4e2"/>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be4e2" officeooo:paragraph-rsid="001be4e2" style:font-size-asian="24pt" style:font-weight-asian="bold" style:font-size-complex="24pt" style:font-weight-complex="bold"/>
    </style:style>
    <style:style style:name="P4" style:family="paragraph" style:parent-style-name="Standard">
      <style:text-properties officeooo:rsid="0008037c" officeooo:paragraph-rsid="001be4e2"/>
    </style:style>
    <style:style style:name="P5" style:family="paragraph" style:parent-style-name="Standard">
      <style:paragraph-properties fo:line-height="170%" fo:text-align="justify" style:justify-single-word="false"/>
      <style:text-properties officeooo:rsid="0008037c" officeooo:paragraph-rsid="001c9c61"/>
    </style:style>
    <style:style style:name="P6" style:family="paragraph" style:parent-style-name="Standard">
      <style:paragraph-properties fo:line-height="170%" fo:text-align="justify" style:justify-single-word="false"/>
      <style:text-properties officeooo:rsid="0008037c" officeooo:paragraph-rsid="0020195c"/>
    </style:style>
    <style:style style:name="P7" style:family="paragraph" style:parent-style-name="Standard">
      <style:paragraph-properties fo:line-height="100%" fo:text-align="justify" style:justify-single-word="false"/>
      <style:text-properties officeooo:rsid="0020195c" officeooo:paragraph-rsid="0020195c"/>
    </style:style>
    <style:style style:name="P8" style:family="paragraph" style:parent-style-name="Standard">
      <style:paragraph-properties fo:line-height="150%" fo:text-align="justify" style:justify-single-word="false"/>
      <style:text-properties officeooo:rsid="0020195c" officeooo:paragraph-rsid="0020195c"/>
    </style:style>
    <style:style style:name="P9" style:family="paragraph" style:parent-style-name="Standard">
      <style:paragraph-properties fo:line-height="150%" fo:text-align="justify" style:justify-single-word="false"/>
      <style:text-properties officeooo:rsid="0020195c" officeooo:paragraph-rsid="0020a2ca"/>
    </style:style>
    <style:style style:name="P10" style:family="paragraph" style:parent-style-name="Standard">
      <style:text-properties style:text-line-through-style="none" style:text-line-through-type="none" fo:font-size="16pt" style:text-underline-style="solid" style:text-underline-width="auto" style:text-underline-color="font-color" fo:font-weight="bold" officeooo:rsid="0020195c" officeooo:paragraph-rsid="0020195c" style:font-weight-asian="bold" style:font-weight-complex="bold"/>
    </style:style>
    <style:style style:name="P11" style:family="paragraph" style:parent-style-name="Standard">
      <style:paragraph-properties fo:padding="0.074cm" fo:border-left="none" fo:border-right="none" fo:border-top="none" fo:border-bottom="0.99pt solid #000000" style:join-border="false"/>
      <style:text-properties officeooo:rsid="001be4e2" officeooo:paragraph-rsid="001be4e2"/>
    </style:style>
    <style:style style:name="P12" style:family="paragraph" style:parent-style-name="Standard">
      <style:paragraph-properties fo:line-height="170%" fo:text-align="justify" style:justify-single-word="false" fo:break-before="page"/>
      <style:text-properties officeooo:rsid="0008037c" officeooo:paragraph-rsid="001c9c61"/>
    </style:style>
    <style:style style:name="P13" style:family="paragraph" style:parent-style-name="Standard">
      <style:paragraph-properties fo:line-height="170%" fo:text-align="justify" style:justify-single-word="false" fo:break-before="page"/>
      <style:text-properties officeooo:rsid="0008037c" officeooo:paragraph-rsid="0020195c"/>
    </style:style>
    <style:style style:name="P14" style:family="paragraph" style:parent-style-name="Standard">
      <style:paragraph-properties fo:line-height="100%" fo:text-align="justify" style:justify-single-word="false" fo:break-before="page"/>
      <style:text-properties fo:font-size="16pt" style:text-underline-style="solid" style:text-underline-width="auto" style:text-underline-color="font-color" fo:font-weight="bold" officeooo:rsid="0020195c" officeooo:paragraph-rsid="0020195c" style:font-weight-asian="bold" style:font-weight-complex="bold"/>
    </style:style>
    <style:style style:name="T1" style:family="text">
      <style:text-properties officeooo:rsid="001db93a"/>
    </style:style>
    <style:style style:name="T2" style:family="text">
      <style:text-properties officeooo:rsid="001e2cc2"/>
    </style:style>
    <style:style style:name="T3" style:family="text">
      <style:text-properties officeooo:rsid="001e649c"/>
    </style:style>
    <style:style style:name="T4" style:family="text">
      <style:text-properties officeooo:rsid="0020195c"/>
    </style:style>
    <style:style style:name="T5" style:family="text">
      <style:text-properties style:text-position="sub 58%"/>
    </style:style>
    <style:style style:name="T6" style:family="text">
      <style:text-properties style:text-position="super 58%"/>
    </style:style>
    <style:style style:name="T7" style:family="text">
      <style:text-properties officeooo:rsid="0020a2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ST d’Histoire</text:p>
      <text:p text:style-name="P11"/>
      <text:p text:style-name="P2"/>
      <text:p text:style-name="P2"/>
      <text:p text:style-name="P2"/>
      <text:p text:style-name="P2"/>
      <text:p text:style-name="P11"/>
      <text:p text:style-name="P2"/>
      <text:p text:style-name="P4"/>
      <text:p text:style-name="P10">La gouvernance économique mondiale depuis 1975</text:p>
      <text:p text:style-name="P4"/>
      <text:p text:style-name="P4"/>
      <text:p text:style-name="P5"><text:tab/>Les différents pays du monde, au Nord comme au Sud, font faces à des crises économiques depuis longtemps. Il faut donc trouver des solutions face à ces crises. La gouvernance économique mondiale, c’est un mode de gestion de l’économie et des échanges internationaux. On veut trouver une bonne gouvernance économique mondiale, afin de réduire au mieux les crises partout dans le monde. C’est pourquoi elle évolue au fil du temps. </text:p>
      <text:p text:style-name="P5">La question que l’on se pose est : Comment évolue la gouvernance économique mondiale depuis 1975, et à quels problèmes fait-elle face ?</text:p>
      <text:p text:style-name="P5">Pour y répondre, nous verrons d’abord les problèmes économiques qu’il y a eu jusqu’en 1990 pour ensuite se concentrer sur la recherche d’une gouvernance économique depuis 1990.</text:p>
      <text:p text:style-name="P5"/>
      <text:p text:style-name="P5"/>
      <text:p text:style-name="P5"/>
      <text:p text:style-name="P12"/>
      <text:p text:style-name="P5"><text:tab/><text:span text:style-name="T1">Tout d’abord, il faut savoir que jusqu’en 1975, le système de conversion des monnaies était le système « change or » qui consistait à convertir les monnaies en dollar par rapport à la valeur en or. Mais en 1975, le prix du lingot a chuté, ce qui a provoqué une inflation. Du coup, en 1976, on laisse tomber ce système, et donc les accords de Bretonwood, pour signer les accords de Kingston, et passer au système « change flottant ». Aussi, en 1975, 6 pays développés se réunissent pour former le G6. Le G6, c’est l’Allemagne de l’Ouest (ou RFA), la France, l’Angleterre, l’Amérique, l’Italie, et le Japon. Le but est de trouver des solutions pour ne pas se laisser surprendre par de nouvelles crises économiques. Plus tard, en 1977, le Canada rejoint le G6, qui devient le G7. Au passage, le G7 inclut l’Allemagne toute entière, au lieu de juste le bloc Est.</text:span></text:p>
      <text:p text:style-name="P5"/>
      <text:p text:style-name="P5"><text:tab/><text:span text:style-name="T2">Mais le problème avec le G7, c’est qu’il n’est composé que de pays développés. Du coup, les <text:s/>pays en voie de développement sont désavantagés. Au départ, les pays du Sud ont fait des emprunts dans les banques des pays du Nord. Le but était d’utiliser cet argent pour investir dans le développement, afin d’améliorer les productions. En produisant plus, ils pourraient vendre plus et donc gagner plus. Et en gagnant plus, ils pourraient se développer encore plus, tout en remboursant leurs dettes. Mais ça, c’était la stratégie. Le problème, c’est que ça ne s’est pas passé comme prévu : Les taux d’intérêts ont augmenté avec les exportations, et il s’est passé l’inverse de ce qu’ils avaient prévu : au lieu de pouvoir payer les dettes, ils se sont surendettés. Au final, 15 de ces pays déclarent ne pas pouvoir rembourser, à commencer par le Mexique en 1982. Face à cela, les pays du Nord décident de restaurer le FMI et la banque mondiale pour gérer ce problème. Et la solution qui en ressort est d’interrompre les investissements, de rembourser les dettes avec l’argent destiné au développement.</text:span></text:p>
      <text:p text:style-name="P5"/>
      <text:p text:style-name="P5"/>
      <text:p text:style-name="P5"/>
      <text:p text:style-name="P12"/>
      <text:p text:style-name="P5"><text:tab/><text:span text:style-name="T2">Mais c’est à partir de 1990 que l’on recherche vraiment une gouvernance économique mondiale qui soit capable de résoudre ces problèmes d’inégalités. Pour commencer, plusieurs changements et mesures sont apparues, qui ont eu un impact plutôt positif sur l’économie mondiale. En 1998, la Russie rejoint le G7 qui devient le G8. Dès lors, on voit une grande augmentation de la mondialisation, en partie grâce à internet. La Russie, puis la Chine, puis l’Indochine, s’ouvrent aux économies de marché. Les échanges commerciaux augmentent très considérablement. Suite à tout cela, pour optimiser ces échanges, on crée l’OMC qui va prendre certaines mesures, dont la réduction des tarifs douaniers. De plus, des regroupements régionaux vont se former, dont l’Union Européenne. L’avantage est que au sein d’un même regroupement, il y a un libre échange. Autrement dit, pas de tarifs douaniers.</text:span></text:p>
      <text:p text:style-name="P5"/>
      <text:p text:style-name="P5"><text:tab/><text:span text:style-name="T3">Mais malgré tout cela, il y a encore des crises dans les années 90. Dès lors, en 1999, on passe au G20 en accueillant (enfin) des pays en voie de développement, qui estiment avoir leur mot à dire sur le sujet. Le G20 inclut également des professionnels de la finance. Cependant, malgré cela, de nouvelles crises surviennent. Par exemple, en 2007, des banques ont proposé des crédits pour achats immobiliers avec des taux bas. Cela a beaucoup marché, les gens en ont beaucoup profité. Mais ces crédits à taux bas étaient en fait des crédits à taux variables. Du coup, ceux qui en ont bénéficié se sont brutalement trouvés surendettés. Les achats se sont alors arrêtés. Pire, certains ont même vendus leurs logements. Et cela a engendré une crise mondiale, que l’on a appelé la crise des subprimes. Un autre problème, c’est que malgré le fait que le G20 cherche des solutions, les États ont réellement besoin de budget. Budget qu’ont les personnes les plus riches. Sauf que ceux-là ont recours aux paradis fiscaux. C’est pourquoi il y a une lutte contre ces paradis fiscaux. Par exemple, la France surveille même les réseaux sociaux.</text:span></text:p>
      <text:p text:style-name="P5"/>
      <text:p text:style-name="P5"/>
      <text:p text:style-name="P6"/>
      <text:p text:style-name="P13"/>
      <text:p text:style-name="P6"><text:tab/><text:span text:style-name="T4">En définitif, faisant faces à des crises telles que des problèmes de surendettements, la gouvernance économique mondiale évolue avec le passage d’une autorité économique favorisant les pays développés à une autorité plus ouverte qui soutient également les pays en développements. Mais malheureusement, il y a encore aujourd’hui des crises dans le monde, et les pays les moins développés sont toujours désavantagés. Et ça ne s’arrange pas avec l’Angleterre et le Brexit, ou encore les États-Unis avec Donald Trump qui prend des décisions allant à l’encontre de ce qui est convenu, dans le but de s’enrichir de manière égoïste.</text:span></text:p>
      <text:p text:style-name="P6"/>
      <text:p text:style-name="P6"/>
      <text:p text:style-name="P14">L’émergence de nouveaux pôles économiques</text:p>
      <text:p text:style-name="P7"/>
      <text:p text:style-name="P8"><text:tab/>Le document étudié est une carte du monde d’après la Banque mondiale en 2011 représentant la situation économique mondiale entre 1990 et 2010. L’intérêt de cette carte est de comprendre l’évolution de l’économie mondiale, ainsi que de voir justement quels sont les nouveaux pôles économiques.</text:p>
      <text:p text:style-name="P8"/>
      <text:p text:style-name="P9"><text:tab/>Tout d’abord, nous pouvons voir par des figurés de surface les membres du G8, qui sont la France, l’Italie, le Royaume-Uni, l’Allemagne, le Canada, les États-Unis, la Russie, et le Japon. En dessous, on peut voir par un autre figuré de surface l’ancien Tiers-Monde qui englobe l’Amérique latine, l’Afrique, l’Asie du Sud-Est, et l’Océanie sauf l’Australie. Mais ça, c’est la situation dans les années 1990. La carte nous montre ensuite par des figurés de surfaces les membres du G20, qui sont les mêmes que ceux du G8, mais en ajoutant les pays d’Océanie, des pays de l’Asie du Sud-Est comme la Chine et l’Inde, certains pays de l’Amérique latine à savoir le Brésil l’Argentine et le Mexique, et l’Afrique du sud. De là, on comprend que le G20 a pris en compte des pays de l’ancien Tiers-Monde. Aussi, la carte représente par des figurés ponctuels l’évolution de la croissance du PIB des États du G20 entre 2000 et 2009. Et on peut voir que les pays d’Amérique du Nord et d’Europe n’ont pas beaucoup évolué par rapport aux autres pays. C’est parce que les pays qui ont intégrés le G20 sont en grande partie des pays émergents. Enfin, nous pouvons voir par des figurés de surfaces les pays les moins avancés, qui sont globalement en Afrique. </text:p>
      <text:p text:style-name="P8"/>
      <text:p text:style-name="P8"><text:tab/><text:span text:style-name="T7">Cependant, cette carte comme toutes les autres a ses limites. Pour commencer, cette carte ne montre pas la limite Nord-Sud actuelle, uniquement celle qui englobe « l’ancien Tiers-Monde ». Ensuite, elle montre la croissance moyenne des PIB uniquement chez les États du G20. Du coup, on n’a aucune information précise sur les autres États, mis à part qu’une bonne partie d’entre eux sont des PMA. Pour pouvoir mieux comprendre quels sont les nouveaux pôles, il faudrait au moins qu’on sache sur quels critères la Banque mondiale considère qu’un pays est un PMA. Avec ses imprécisions, cette carte suggère de manière simpliste que les États membres du G20 sont les nouveaux pays du Nord, et que les autres, surtout les PMA, restent des pays du S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e4e2" officeooo:paragraph-rsid="001be4e2"/>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text:tab/>Vendredi 7 Décembre 2018</text:p>
        <text:p text:style-name="MP1">Thomas</text:p>
        <text:p text:style-name="MP1">TS3</text:p>
      </style:header>
      <style:footer>
        <text:p text:style-name="Footer"><text:tab/><text:span text:style-name="MT1"><text:page-number text:select-page="current">4</text:page-number></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09:23:10.868000000</meta:creation-date>
    <dc:date>2018-12-07T12:16:27.585000000</dc:date>
    <meta:editing-duration>PT8M12S</meta:editing-duration>
    <meta:editing-cycles>2</meta:editing-cycles>
    <meta:generator>LibreOffice/5.1.6.2$Windows_x86 LibreOffice_project/07ac168c60a517dba0f0d7bc7540f5afa45f0909</meta:generator>
    <meta:document-statistic meta:table-count="0" meta:image-count="0" meta:object-count="0" meta:page-count="5" meta:paragraph-count="18" meta:word-count="1296" meta:character-count="7770" meta:non-whitespace-character-count="6478"/>
  </office:meta>
</office:document-meta>
</file>